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Finder.find( String factoryId , String fallbackClassName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8">
            <text:p text:style-name="Table_20_Contents">8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FactoryFinder.dPrint( String ms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urationError.ConfigurationError( String msg , Exception 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actoryFinder.findJarServiceProvider( String factoryId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ConfigurationError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Finder.Factory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actoryFinder.newInstance( String className , ClassLoader cl , boolean doFallback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